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4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9366in" svg:height="4.0366in" svg:x="4.3248in" svg:y="4.0681in">
            <draw:object draw:notify-on-update-of-ranges="Sheet1.C30:Sheet1.C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1" table:default-cell-style-name="Default"/>
        <table:table-column table:style-name="co1" table:default-cell-style-name="ce1"/>
        <table:table-row table:style-name="ro1">
          <table:table-cell table:number-columns-repeated="11"/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1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.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formula="of:=MIN([.A3:.K3])" office:value-type="float" office:value="12" calcext:value-type="float">
            <text:p>12</text:p>
          </table:table-cell>
          <table:table-cell table:formula="of:=MAX([.A3:.K3])" office:value-type="float" office:value="90" calcext:value-type="float">
            <text:p>90</text:p>
          </table:table-cell>
          <table:table-cell table:formula="of:=AVERAGE([.A3:.K3])" office:value-type="float" office:value="46.3" calcext:value-type="float">
            <text:p>46.3</text:p>
          </table:table-cell>
          <table:table-cell table:formula="of:=STDEV([.A3:.K3])" office:value-type="float" office:value="26.0173019354429" calcext:value-type="float">
            <text:p>26.02</text:p>
          </table:table-cell>
        </table:table-row>
        <table:table-row table:style-name="ro1">
          <table:table-cell office:value-type="string" calcext:value-type="string">
            <text:p>Normalize</text:p>
          </table:table-cell>
          <table:table-cell table:number-columns-repeated="10"/>
          <table:table-cell office:value-type="string" calcext:value-type="string">
            <text:p>Max-Min</text:p>
          </table:table-cell>
          <table:table-cell table:formula="of:=[.M3]-[.L3]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formula="of:=([.A3]-[.L3])/[.M4]" office:value-type="float" office:value="0" calcext:value-type="float">
            <text:p>0</text:p>
          </table:table-cell>
          <table:table-cell table:formula="of:=([.B3]-[.M3])/[.N4]" office:value-type="string" office:string-value="" calcext:value-type="error">
            <text:p>#DIV/0!</text:p>
          </table:table-cell>
          <table:table-cell/>
          <table:table-cell table:formula="of:=([.D3]-[.N3])/[.O4]" office:value-type="string" office:string-value="" calcext:value-type="error">
            <text:p>#DIV/0!</text:p>
          </table:table-cell>
          <table:table-cell table:formula="of:=([.E3]-[.O3])/[.P4]" office:value-type="string" office:string-value="" calcext:value-type="error">
            <text:p>#DIV/0!</text:p>
          </table:table-cell>
          <table:table-cell table:formula="of:=([.F3]-[.P3])/[.Q4]" office:value-type="string" office:string-value="" calcext:value-type="error">
            <text:p>#DIV/0!</text:p>
          </table:table-cell>
          <table:table-cell table:formula="of:=([.G3]-[.Q3])/[.R4]" office:value-type="string" office:string-value="" calcext:value-type="error">
            <text:p>#DIV/0!</text:p>
          </table:table-cell>
          <table:table-cell table:formula="of:=([.H3]-[.R3])/([.S3]-[.R3])" office:value-type="string" office:string-value="" calcext:value-type="error">
            <text:p>#DIV/0!</text:p>
          </table:table-cell>
          <table:table-cell table:formula="of:=([.I3]-[.S3])/([.T3]-[.S3])" office:value-type="string" office:string-value="" calcext:value-type="error">
            <text:p>#DIV/0!</text:p>
          </table:table-cell>
          <table:table-cell table:formula="of:=([.J3]-[.T3])/([.U3]-[.T3])" office:value-type="string" office:string-value="" calcext:value-type="error">
            <text:p>#DIV/0!</text:p>
          </table:table-cell>
          <table:table-cell table:formula="of:=([.K3]-[.U3])/([.V3]-[.U3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n-max</text:p>
          </table:table-cell>
          <table:table-cell office:value-type="string" calcext:value-type="string">
            <text:p>Z-scor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formula="of:=STDEV([.A7:.A16])" office:value-type="float" office:value="28.9522595548833" calcext:value-type="float">
            <text:p>28.952259554883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7]-[.D7])/([.E7]-[.D7])" office:value-type="float" office:value="0" calcext:value-type="float">
            <text:p>0.00</text:p>
          </table:table-cell>
          <table:table-cell table:formula="of:=([.A7]-[.F7])/[.G7]" office:value-type="float" office:value="-1.36896551724138" calcext:value-type="float">
            <text:p>-1.37</text:p>
          </table:table-cell>
          <table:table-cell table:formula="of:=MIN([.A7:.A16])" office:value-type="float" office:value="10" calcext:value-type="float">
            <text:p>10</text:p>
          </table:table-cell>
          <table:table-cell table:formula="of:=MAX([.A7:.A16])" office:value-type="float" office:value="93" calcext:value-type="float">
            <text:p>93</text:p>
          </table:table-cell>
          <table:table-cell table:formula="of:=AVERAGE([.A7:.A16])" office:value-type="float" office:value="49.7" calcext:value-type="float">
            <text:p>49.7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" office:value-type="float" office:value="0" calcext:value-type="float">
            <text:p>0.00</text:p>
          </table:table-cell>
          <table:table-cell table:style-name="ce1"/>
          <table:table-cell table:style-name="ce1" office:value-type="float" office:value="-1.36896551724138" calcext:value-type="float">
            <text:p>-1.3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8]-[.D8])/([.E8]-[.D8])" office:value-type="float" office:value="0.0843373493975904" calcext:value-type="float">
            <text:p>0.08</text:p>
          </table:table-cell>
          <table:table-cell table:formula="of:=([.A8]-[.F8])/[.G8]" office:value-type="float" office:value="-1.06551724137931" calcext:value-type="float">
            <text:p>-1.07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47.9" calcext:value-type="float">
            <text:p>47.9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" office:value-type="float" office:value="0.0843373493975904" calcext:value-type="float">
            <text:p>0.08</text:p>
          </table:table-cell>
          <table:table-cell table:style-name="ce1"/>
          <table:table-cell table:style-name="ce1" office:value-type="float" office:value="-1.06551724137931" calcext:value-type="float">
            <text:p>-1.0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9]-[.D9])/([.E9]-[.D9])" office:value-type="float" office:value="0.144578313253012" calcext:value-type="float">
            <text:p>0.14</text:p>
          </table:table-cell>
          <table:table-cell table:formula="of:=([.A9]-[.F9])/[.G9]" office:value-type="float" office:value="-0.893103448275862" calcext:value-type="float">
            <text:p>-0.89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47.9" calcext:value-type="float">
            <text:p>47.9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" office:value-type="float" office:value="0.144578313253012" calcext:value-type="float">
            <text:p>0.14</text:p>
          </table:table-cell>
          <table:table-cell table:style-name="ce1"/>
          <table:table-cell table:style-name="ce1" office:value-type="float" office:value="-0.893103448275862" calcext:value-type="float">
            <text:p>-0.8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10]-[.D10])/([.E10]-[.D10])" office:value-type="float" office:value="0.253012048192771" calcext:value-type="float">
            <text:p>0.25</text:p>
          </table:table-cell>
          <table:table-cell table:formula="of:=([.A10]-[.F10])/[.G10]" office:value-type="float" office:value="-0.582758620689655" calcext:value-type="float">
            <text:p>-0.58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47.9" calcext:value-type="float">
            <text:p>47.9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" office:value-type="float" office:value="0.253012048192771" calcext:value-type="float">
            <text:p>0.25</text:p>
          </table:table-cell>
          <table:table-cell table:style-name="ce1"/>
          <table:table-cell table:style-name="ce1" office:value-type="float" office:value="-0.582758620689655" calcext:value-type="float">
            <text:p>-0.5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A11]-[.D11])/([.E11]-[.D11])" office:value-type="float" office:value="0.433734939759036" calcext:value-type="float">
            <text:p>0.43</text:p>
          </table:table-cell>
          <table:table-cell table:formula="of:=([.A11]-[.F11])/[.G11]" office:value-type="float" office:value="-0.0655172413793103" calcext:value-type="float">
            <text:p>-0.07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47.9" calcext:value-type="float">
            <text:p>47.9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" office:value-type="float" office:value="0.433734939759036" calcext:value-type="float">
            <text:p>0.43</text:p>
          </table:table-cell>
          <table:table-cell table:style-name="ce1"/>
          <table:table-cell table:style-name="ce1" office:value-type="float" office:value="-0.0655172413793103" calcext:value-type="float">
            <text:p>-0.0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A12]-[.D12])/([.E12]-[.D12])" office:value-type="float" office:value="0.578313253012048" calcext:value-type="float">
            <text:p>0.58</text:p>
          </table:table-cell>
          <table:table-cell table:formula="of:=([.A12]-[.F12])/[.G12]" office:value-type="float" office:value="0.348275862068966" calcext:value-type="float">
            <text:p>0.35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47.9" calcext:value-type="float">
            <text:p>47.9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" office:value-type="float" office:value="0.578313253012048" calcext:value-type="float">
            <text:p>0.58</text:p>
          </table:table-cell>
          <table:table-cell table:style-name="ce1"/>
          <table:table-cell table:style-name="ce1" office:value-type="float" office:value="0.348275862068966" calcext:value-type="float">
            <text:p>0.3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A13]-[.D13])/([.E13]-[.D13])" office:value-type="float" office:value="0.650602409638554" calcext:value-type="float">
            <text:p>0.65</text:p>
          </table:table-cell>
          <table:table-cell table:formula="of:=([.A13]-[.F13])/[.G13]" office:value-type="float" office:value="0.555172413793103" calcext:value-type="float">
            <text:p>0.56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47.9" calcext:value-type="float">
            <text:p>47.9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" office:value-type="float" office:value="0.650602409638554" calcext:value-type="float">
            <text:p>0.65</text:p>
          </table:table-cell>
          <table:table-cell table:style-name="ce1"/>
          <table:table-cell table:style-name="ce1" office:value-type="float" office:value="0.555172413793103" calcext:value-type="float">
            <text:p>0.5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A14]-[.D14])/([.E14]-[.D14])" office:value-type="float" office:value="0.783132530120482" calcext:value-type="float">
            <text:p>0.78</text:p>
          </table:table-cell>
          <table:table-cell table:formula="of:=([.A14]-[.F14])/[.G14]" office:value-type="float" office:value="0.93448275862069" calcext:value-type="float">
            <text:p>0.93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47.9" calcext:value-type="float">
            <text:p>47.9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" office:value-type="float" office:value="0.783132530120482" calcext:value-type="float">
            <text:p>0.78</text:p>
          </table:table-cell>
          <table:table-cell table:style-name="ce1"/>
          <table:table-cell table:style-name="ce1" office:value-type="float" office:value="0.93448275862069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A15]-[.D15])/([.E15]-[.D15])" office:value-type="float" office:value="0.855421686746988" calcext:value-type="float">
            <text:p>0.86</text:p>
          </table:table-cell>
          <table:table-cell table:formula="of:=([.A15]-[.F15])/[.G15]" office:value-type="float" office:value="1.14137931034483" calcext:value-type="float">
            <text:p>1.14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47.9" calcext:value-type="float">
            <text:p>47.9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" office:value-type="float" office:value="0.855421686746988" calcext:value-type="float">
            <text:p>0.86</text:p>
          </table:table-cell>
          <table:table-cell table:style-name="ce1"/>
          <table:table-cell table:style-name="ce1" office:value-type="float" office:value="1.14137931034483" calcext:value-type="float">
            <text:p>1.14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A16]-[.D16])/([.E16]-[.D16])" office:value-type="float" office:value="1" calcext:value-type="float">
            <text:p>1.00</text:p>
          </table:table-cell>
          <table:table-cell table:formula="of:=([.A16]-[.F16])/[.G16]" office:value-type="float" office:value="1.5551724137931" calcext:value-type="float">
            <text:p>1.56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47.9" calcext:value-type="float">
            <text:p>47.9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" office:value-type="float" office:value="1" calcext:value-type="float">
            <text:p>1.00</text:p>
          </table:table-cell>
          <table:table-cell table:style-name="ce1"/>
          <table:table-cell table:style-name="ce1" office:value-type="float" office:value="1.5551724137931" calcext:value-type="float">
            <text:p>1.5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843373493975904" calcext:value-type="float">
            <text:p>0.08</text:p>
          </table:table-cell>
          <table:table-cell table:style-name="ce1" office:value-type="float" office:value="0.144578313253012" calcext:value-type="float">
            <text:p>0.14</text:p>
          </table:table-cell>
          <table:table-cell table:style-name="ce1" office:value-type="float" office:value="0.253012048192771" calcext:value-type="float">
            <text:p>0.25</text:p>
          </table:table-cell>
          <table:table-cell table:style-name="ce1" office:value-type="float" office:value="0.433734939759036" calcext:value-type="float">
            <text:p>0.43</text:p>
          </table:table-cell>
          <table:table-cell table:style-name="ce1" office:value-type="float" office:value="0.578313253012048" calcext:value-type="float">
            <text:p>0.58</text:p>
          </table:table-cell>
          <table:table-cell table:style-name="ce1" office:value-type="float" office:value="0.650602409638554" calcext:value-type="float">
            <text:p>0.65</text:p>
          </table:table-cell>
          <table:table-cell table:style-name="ce1" office:value-type="float" office:value="0.783132530120482" calcext:value-type="float">
            <text:p>0.78</text:p>
          </table:table-cell>
          <table:table-cell table:style-name="ce1" office:value-type="float" office:value="0.855421686746988" calcext:value-type="float">
            <text:p>0.86</text:p>
          </table:table-cell>
          <table:table-cell table:style-name="ce1" office:value-type="float" office:value="1" calcext:value-type="float">
            <text:p>1.00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-1.36896551724138" calcext:value-type="float">
            <text:p>-1.37</text:p>
          </table:table-cell>
          <table:table-cell table:style-name="ce1" office:value-type="float" office:value="-1.06551724137931" calcext:value-type="float">
            <text:p>-1.07</text:p>
          </table:table-cell>
          <table:table-cell table:style-name="ce1" office:value-type="float" office:value="-0.893103448275862" calcext:value-type="float">
            <text:p>-0.89</text:p>
          </table:table-cell>
          <table:table-cell table:style-name="ce1" office:value-type="float" office:value="-0.582758620689655" calcext:value-type="float">
            <text:p>-0.58</text:p>
          </table:table-cell>
          <table:table-cell table:style-name="ce1" office:value-type="float" office:value="-0.0655172413793103" calcext:value-type="float">
            <text:p>-0.07</text:p>
          </table:table-cell>
          <table:table-cell table:style-name="ce1" office:value-type="float" office:value="0.348275862068966" calcext:value-type="float">
            <text:p>0.35</text:p>
          </table:table-cell>
          <table:table-cell table:style-name="ce1" office:value-type="float" office:value="0.555172413793103" calcext:value-type="float">
            <text:p>0.56</text:p>
          </table:table-cell>
          <table:table-cell table:style-name="ce1" office:value-type="float" office:value="0.93448275862069" calcext:value-type="float">
            <text:p>0.93</text:p>
          </table:table-cell>
          <table:table-cell table:style-name="ce1" office:value-type="float" office:value="1.14137931034483" calcext:value-type="float">
            <text:p>1.14</text:p>
          </table:table-cell>
          <table:table-cell table:style-name="ce1" office:value-type="float" office:value="1.5551724137931" calcext:value-type="float">
            <text:p>1.56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% of variance</text:p>
          </table:table-cell>
          <table:table-cell table:style-name="ce1" office:value-type="string" calcext:value-type="string">
            <text:p>Cumulative %</text:p>
          </table:table-cell>
          <table:table-cell table:style-name="ce1" table:number-columns-repeated="10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3.91" calcext:value-type="float">
            <text:p>3.91</text:p>
          </table:table-cell>
          <table:table-cell table:style-name="ce2" table:formula="of:=([.B21]/8)*100" office:value-type="float" office:value="48.875" calcext:value-type="float">
            <text:p>48.875</text:p>
          </table:table-cell>
          <table:table-cell office:value-type="float" office:value="48.8" calcext:value-type="float">
            <text:p>48.8</text:p>
          </table:table-cell>
          <table:table-cell table:style-name="ce1" table:number-columns-repeated="10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91" calcext:value-type="float">
            <text:p>1.91</text:p>
          </table:table-cell>
          <table:table-cell table:style-name="ce2" table:formula="of:=([.B22]/8)*100" office:value-type="float" office:value="23.875" calcext:value-type="float">
            <text:p>23.875</text:p>
          </table:table-cell>
          <table:table-cell table:formula="of:=[.D21]+[.C22]" office:value-type="float" office:value="72.675" calcext:value-type="float">
            <text:p>72.67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.07" calcext:value-type="float">
            <text:p>1.07</text:p>
          </table:table-cell>
          <table:table-cell table:style-name="ce2" table:formula="of:=([.B23]/8)*100" office:value-type="float" office:value="13.375" calcext:value-type="float">
            <text:p>13.375</text:p>
          </table:table-cell>
          <table:table-cell table:formula="of:=[.D22]+[.C23]" office:value-type="float" office:value="86.05" calcext:value-type="float">
            <text:p>86.0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.82" calcext:value-type="float">
            <text:p>0.82</text:p>
          </table:table-cell>
          <table:table-cell table:style-name="ce2" table:formula="of:=([.B24]/8)*100" office:value-type="float" office:value="10.25" calcext:value-type="float">
            <text:p>10.250</text:p>
          </table:table-cell>
          <table:table-cell table:formula="of:=[.D23]+[.C24]" office:value-type="float" office:value="96.3" calcext:value-type="float">
            <text:p>96.3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.15" calcext:value-type="float">
            <text:p>0.15</text:p>
          </table:table-cell>
          <table:table-cell table:style-name="ce2" table:formula="of:=([.B25]/8)*100" office:value-type="float" office:value="1.875" calcext:value-type="float">
            <text:p>1.875</text:p>
          </table:table-cell>
          <table:table-cell table:formula="of:=[.D24]+[.C25]" office:value-type="float" office:value="98.175" calcext:value-type="float">
            <text:p>98.17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0.08" calcext:value-type="float">
            <text:p>0.08</text:p>
          </table:table-cell>
          <table:table-cell table:style-name="ce2" table:formula="of:=([.B26]/8)*100" office:value-type="float" office:value="1" calcext:value-type="float">
            <text:p>1.000</text:p>
          </table:table-cell>
          <table:table-cell table:formula="of:=[.D25]+[.C26]" office:value-type="float" office:value="99.175" calcext:value-type="float">
            <text:p>99.17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.05" calcext:value-type="float">
            <text:p>0.05</text:p>
          </table:table-cell>
          <table:table-cell table:style-name="ce2" table:formula="of:=([.B27]/8)*100" office:value-type="float" office:value="0.625" calcext:value-type="float">
            <text:p>0.625</text:p>
          </table:table-cell>
          <table:table-cell table:formula="of:=[.D26]+[.C27]" office:value-type="float" office:value="99.8" calcext:value-type="float">
            <text:p>99.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ce2" table:formula="of:=([.B28]/8)*100" office:value-type="float" office:value="0.125" calcext:value-type="float">
            <text:p>0.125</text:p>
          </table:table-cell>
          <table:table-cell table:formula="of:=[.D27]+[.C28]" office:value-type="float" office:value="99.925" calcext:value-type="float">
            <text:p>99.925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3.01012143" calcext:value-type="float">
            <text:p>3.01012143</text:p>
          </table:table-cell>
          <table:table-cell table:formula="of:=([.B30]/10)*100" office:value-type="float" office:value="30.1012143" calcext:value-type="float">
            <text:p>30.10</text:p>
          </table:table-cell>
          <table:table-cell table:style-name="ce1" table:formula="of:=([.B30]/10)*100" office:value-type="float" office:value="30.1012143" calcext:value-type="float">
            <text:p>30.10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2.01123086" calcext:value-type="float">
            <text:p>2.01123086</text:p>
          </table:table-cell>
          <table:table-cell table:formula="of:=([.B31]/10)*100" office:value-type="float" office:value="20.1123086" calcext:value-type="float">
            <text:p>20.11</text:p>
          </table:table-cell>
          <table:table-cell table:style-name="ce1" table:formula="of:=[.D30]+[.C31]" office:value-type="float" office:value="50.2135229" calcext:value-type="float">
            <text:p>50.21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float" office:value="1.31674569" calcext:value-type="float">
            <text:p>1.31674569</text:p>
          </table:table-cell>
          <table:table-cell table:formula="of:=([.B32]/10)*100" office:value-type="float" office:value="13.1674569" calcext:value-type="float">
            <text:p>13.17</text:p>
          </table:table-cell>
          <table:table-cell table:style-name="ce1" table:formula="of:=[.D31]+[.C32]" office:value-type="float" office:value="63.3809798" calcext:value-type="float">
            <text:p>63.38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float" office:value="0.61562503" calcext:value-type="float">
            <text:p>0.61562503</text:p>
          </table:table-cell>
          <table:table-cell table:formula="of:=([.B33]/10)*100" office:value-type="float" office:value="6.1562503" calcext:value-type="float">
            <text:p>6.16</text:p>
          </table:table-cell>
          <table:table-cell table:style-name="ce1" table:formula="of:=[.D32]+[.C33]" office:value-type="float" office:value="69.5372301" calcext:value-type="float">
            <text:p>69.54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0.45954108" calcext:value-type="float">
            <text:p>0.45954108</text:p>
          </table:table-cell>
          <table:table-cell table:formula="of:=([.B34]/10)*100" office:value-type="float" office:value="4.5954108" calcext:value-type="float">
            <text:p>4.60</text:p>
          </table:table-cell>
          <table:table-cell table:style-name="ce1" table:formula="of:=[.D33]+[.C34]" office:value-type="float" office:value="74.1326409" calcext:value-type="float">
            <text:p>74.13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0.41082415" calcext:value-type="float">
            <text:p>0.41082415</text:p>
          </table:table-cell>
          <table:table-cell table:formula="of:=([.B35]/10)*100" office:value-type="float" office:value="4.1082415" calcext:value-type="float">
            <text:p>4.11</text:p>
          </table:table-cell>
          <table:table-cell table:style-name="ce1" table:formula="of:=[.D34]+[.C35]" office:value-type="float" office:value="78.2408824" calcext:value-type="float">
            <text:p>78.24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float" office:value="0.23463404" calcext:value-type="float">
            <text:p>0.23463404</text:p>
          </table:table-cell>
          <table:table-cell table:formula="of:=([.B36]/10)*100" office:value-type="float" office:value="2.3463404" calcext:value-type="float">
            <text:p>2.35</text:p>
          </table:table-cell>
          <table:table-cell table:style-name="ce1" table:formula="of:=[.D35]+[.C36]" office:value-type="float" office:value="80.5872228" calcext:value-type="float">
            <text:p>80.59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float" office:value="0.08481244" calcext:value-type="float">
            <text:p>0.08481244</text:p>
          </table:table-cell>
          <table:table-cell table:formula="of:=([.B37]/10)*100" office:value-type="float" office:value="0.8481244" calcext:value-type="float">
            <text:p>0.85</text:p>
          </table:table-cell>
          <table:table-cell table:style-name="ce1" table:formula="of:=[.D36]+[.C37]" office:value-type="float" office:value="81.4353472" calcext:value-type="float">
            <text:p>81.44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float" office:value="0.08479815" calcext:value-type="float">
            <text:p>0.08479815</text:p>
          </table:table-cell>
          <table:table-cell table:formula="of:=([.B38]/10)*100" office:value-type="float" office:value="0.8479815" calcext:value-type="float">
            <text:p>0.85</text:p>
          </table:table-cell>
          <table:table-cell table:style-name="ce1" table:formula="of:=[.D37]+[.C38]" office:value-type="float" office:value="82.2833287" calcext:value-type="float">
            <text:p>82.28</text:p>
          </table:table-cell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float" office:value="0.02991938" calcext:value-type="float">
            <text:p>0.02991938</text:p>
          </table:table-cell>
          <table:table-cell table:formula="of:=([.B39]/10)*100" office:value-type="float" office:value="0.2991938" calcext:value-type="float">
            <text:p>0.30</text:p>
          </table:table-cell>
          <table:table-cell table:style-name="ce1" table:formula="of:=[.D38]+[.C39]" office:value-type="float" office:value="82.5825225" calcext:value-type="float">
            <text:p>82.58</text:p>
          </table:table-cell>
          <table:table-cell table:number-columns-repeated="11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/>
          <table:table-cell office:value-type="float" office:value="23" calcext:value-type="float">
            <text:p>23.00</text:p>
          </table:table-cell>
          <table:table-cell table:number-columns-repeated="2"/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0897435897435897" calcext:value-type="float">
            <text:p>0.09</text:p>
          </table:table-cell>
          <table:table-cell table:style-name="ce1" office:value-type="float" office:value="0.141025641025641" calcext:value-type="float">
            <text:p>0.14</text:p>
          </table:table-cell>
          <table:table-cell table:style-name="ce1" office:value-type="float" office:value="0.282051282051282" calcext:value-type="float">
            <text:p>0.28</text:p>
          </table:table-cell>
          <table:table-cell table:style-name="ce1" office:value-type="float" office:value="0.371794871794872" calcext:value-type="float">
            <text:p>0.37</text:p>
          </table:table-cell>
          <table:table-cell table:style-name="ce1" office:value-type="float" office:value="0.397435897435897" calcext:value-type="float">
            <text:p>0.40</text:p>
          </table:table-cell>
          <table:table-cell table:style-name="ce1" office:value-type="float" office:value="0.564102564102564" calcext:value-type="float">
            <text:p>0.56</text:p>
          </table:table-cell>
          <table:table-cell table:style-name="ce1" office:value-type="float" office:value="0.705128205128205" calcext:value-type="float">
            <text:p>0.71</text:p>
          </table:table-cell>
          <table:table-cell table:style-name="ce1" office:value-type="float" office:value="0.846153846153846" calcext:value-type="float">
            <text:p>0.85</text:p>
          </table:table-cell>
          <table:table-cell table:style-name="ce1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office:value-type="float" office:value="0.0897435897435897" calcext:value-type="float">
            <text:p>0.0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41025641025641" calcext:value-type="float">
            <text:p>0.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82051282051282" calcext:value-type="float">
            <text:p>0.28</text:p>
          </table:table-cell>
          <table:table-cell table:number-columns-repeated="2"/>
          <table:table-cell table:style-name="ce1" office:value-type="float" office:value="-1.31923076923077" calcext:value-type="float">
            <text:p>-1.32</text:p>
          </table:table-cell>
          <table:table-cell table:style-name="ce1" office:value-type="float" office:value="-1.05" calcext:value-type="float">
            <text:p>-1.05</text:p>
          </table:table-cell>
          <table:table-cell table:style-name="ce1" office:value-type="float" office:value="-0.896153846153846" calcext:value-type="float">
            <text:p>-0.90</text:p>
          </table:table-cell>
          <table:table-cell table:style-name="ce1" office:value-type="float" office:value="-0.473076923076923" calcext:value-type="float">
            <text:p>-0.47</text:p>
          </table:table-cell>
          <table:table-cell table:style-name="ce1" office:value-type="float" office:value="-0.203846153846154" calcext:value-type="float">
            <text:p>-0.20</text:p>
          </table:table-cell>
          <table:table-cell table:style-name="ce1" office:value-type="float" office:value="-0.126923076923077" calcext:value-type="float">
            <text:p>-0.13</text:p>
          </table:table-cell>
          <table:table-cell table:style-name="ce1" office:value-type="float" office:value="0.373076923076923" calcext:value-type="float">
            <text:p>0.37</text:p>
          </table:table-cell>
          <table:table-cell table:style-name="ce1" office:value-type="float" office:value="0.796153846153846" calcext:value-type="float">
            <text:p>0.80</text:p>
          </table:table-cell>
          <table:table-cell table:style-name="ce1" office:value-type="float" office:value="1.21923076923077" calcext:value-type="float">
            <text:p>1.22</text:p>
          </table:table-cell>
          <table:table-cell table:style-name="ce1" office:value-type="float" office:value="1.68076923076923" calcext:value-type="float">
            <text:p>1.68</text:p>
          </table:table-cell>
          <table:table-cell/>
        </table:table-row>
        <table:table-row table:style-name="ro1">
          <table:table-cell/>
          <table:table-cell office:value-type="float" office:value="0.371794871794872" calcext:value-type="float">
            <text:p>0.3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397435897435897" calcext:value-type="float">
            <text:p>0.4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564102564102564" calcext:value-type="float">
            <text:p>0.5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05128205128205" calcext:value-type="float">
            <text:p>0.7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46153846153846" calcext:value-type="float">
            <text:p>0.8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-1.31923076923077" calcext:value-type="float">
            <text:p>-1.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-1.05" calcext:value-type="float">
            <text:p>-1.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-0.896153846153846" calcext:value-type="float">
            <text:p>-0.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-0.473076923076923" calcext:value-type="float">
            <text:p>-0.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-0.203846153846154" calcext:value-type="float">
            <text:p>-0.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-0.126923076923077" calcext:value-type="float">
            <text:p>-0.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373076923076923" calcext:value-type="float">
            <text:p>0.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96153846153846" calcext:value-type="float">
            <text:p>0.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21923076923077" calcext:value-type="float">
            <text:p>1.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68076923076923" calcext:value-type="float">
            <text:p>1.68</text:p>
          </table:table-cell>
          <table:table-cell table:number-columns-repeated="12"/>
        </table:table-row>
        <table:table-row table:style-name="ro1" table:number-rows-repeated="104850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8:46:40.6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4:26:39.350000000</meta:creation-date>
    <dc:date>2024-01-26T00:19:02.881000000</dc:date>
    <meta:editing-duration>P3DT11H28M58S</meta:editing-duration>
    <meta:editing-cycles>4</meta:editing-cycles>
    <meta:generator>LibreOffice/7.6.3.2$Windows_X86_64 LibreOffice_project/29d686fea9f6705b262d369fede658f824154cc0</meta:generator>
    <meta:document-statistic meta:table-count="1" meta:cell-count="26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2cm" svg:height="10.254cm" xlink:href=".." xlink:type="simple" chart:class="chart:scatter" chart:style-name="ch1">
        <chart:legend chart:legend-position="end" svg:x="15.357cm" svg:y="4.828cm" style:legend-expansion="high" chart:style-name="ch2"/>
        <chart:plot-area chart:style-name="ch3" table:cell-range-address="Sheet1.C30:Sheet1.C39" svg:x="1.244cm" svg:y="1.363cm" svg:width="13.409cm" svg:height="8.421cm">
          <chart:coordinate-region svg:x="2.527cm" svg:y="1.562cm" svg:width="11.939cm" svg:height="7.5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0:Sheet1.C39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1012143">
                <text:p>30.1012143</text:p>
                <draw:g>
                  <svg:desc>Sheet1.C30:Sheet1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123086">
                <text:p>20.1123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674569">
                <text:p>13.1674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562503">
                <text:p>6.1562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954108">
                <text:p>4.5954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1082415">
                <text:p>4.1082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463404">
                <text:p>2.3463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81244">
                <text:p>0.84812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79815">
                <text:p>0.8479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91938">
                <text:p>0.2991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